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7e88" officeooo:paragraph-rsid="00037e88"/>
    </style:style>
    <style:style style:name="P2" style:family="paragraph" style:parent-style-name="Standard">
      <style:text-properties officeooo:rsid="0004af95" officeooo:paragraph-rsid="0004af95"/>
    </style:style>
    <style:style style:name="P3" style:family="paragraph" style:parent-style-name="Standard">
      <style:text-properties officeooo:rsid="0005373c" officeooo:paragraph-rsid="0005373c"/>
    </style:style>
    <style:style style:name="P4" style:family="paragraph" style:parent-style-name="Standard">
      <style:text-properties officeooo:rsid="0005fe34" officeooo:paragraph-rsid="0005fe34"/>
    </style:style>
    <style:style style:name="P5" style:family="paragraph" style:parent-style-name="Standard">
      <style:text-properties fo:font-style="italic" officeooo:rsid="000643c9" officeooo:paragraph-rsid="000643c9" style:font-style-asian="italic" style:font-style-complex="italic"/>
    </style:style>
    <style:style style:name="P6" style:family="paragraph" style:parent-style-name="Standard">
      <style:text-properties fo:font-style="italic" officeooo:rsid="0006fd58" officeooo:paragraph-rsid="0006fd58" style:font-style-asian="italic" style:font-style-complex="italic"/>
    </style:style>
    <style:style style:name="P7" style:family="paragraph" style:parent-style-name="Standard">
      <style:text-properties fo:font-style="italic" officeooo:rsid="00089105" officeooo:paragraph-rsid="00089105" style:font-style-asian="italic" style:font-style-complex="italic"/>
    </style:style>
    <style:style style:name="P8" style:family="paragraph" style:parent-style-name="Standard">
      <style:text-properties fo:font-style="normal" officeooo:rsid="00089105" officeooo:paragraph-rsid="00089105" style:font-style-asian="normal" style:font-style-complex="normal"/>
    </style:style>
    <style:style style:name="P9" style:family="paragraph" style:parent-style-name="Standard">
      <style:text-properties fo:font-style="normal" officeooo:rsid="00095f72" officeooo:paragraph-rsid="00095f72" style:font-style-asian="normal" style:font-style-complex="normal"/>
    </style:style>
    <style:style style:name="T1" style:family="text">
      <style:text-properties officeooo:rsid="0005373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fd58" style:font-style-asian="normal" style:font-style-complex="normal"/>
    </style:style>
    <style:style style:name="T4" style:family="text">
      <style:text-properties fo:font-style="normal" officeooo:rsid="00089105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vk.com/video1830477_170226087" text:style-name="Internet_20_link" text:visited-style-name="Visited_20_Internet_20_Link">https://vk.com/video1830477_170226087</text:a></text:p>
      <text:p text:style-name="P1"/>
      <text:p text:style-name="P1">Валерий Пекар "Спиральная динамика: включение энергии социума в проект благодаря зеленой парадигме мышления"</text:p>
      <text:p text:style-name="P1"/>
      <text:p text:style-name="P2">Что такое зеленая энергия?</text:p>
      <text:p text:style-name="P2"/>
      <text:p text:style-name="P2">Теория Спиральной Динамики</text:p>
      <text:p text:style-name="P2">Автор: Клэр Грейвз, Последователи – Крис Кован, Дон Бек</text:p>
      <text:p text:style-name="P2">spiraldynamics.org</text:p>
      <text:p text:style-name="P2">Предмет теории – классификация доминирующих систем ценностей и парадигм мышления</text:p>
      <text:p text:style-name="P2"/>
      <text:p text:style-name="P2">Человеческое мышление развивается поступательно от одной стадии к другой; каждая следующая стадия имеет в своей основе предыдущую, причем каждая стадия вешает человеку на глаза и уши фильтр</text:p>
      <text:p text:style-name="P2">Фильтр – парадигма мышления</text:p>
      <text:p text:style-name="P2">Падаригмы могут вдохновлять людей на очень разные вещи. Парадигма – то, как мы думаем, принимаем мышления.</text:p>
      <text:p text:style-name="P2">Определяется внутренними вещами, внутренним стремлением к развитию</text:p>
      <text:p text:style-name="P2">Парадигмы более или менее адекватные</text:p>
      <text:p text:style-name="P2"/>
      <text:p text:style-name="P2">1 парадигма</text:p>
      <text:p text:style-name="P2">Уровень животного, инстинктивный. Бежевый. Только родившийся младенец; бомж; слабоумный</text:p>
      <text:p text:style-name="P2"/>
      <text:p text:style-name="P2">2 парадигма</text:p>
      <text:p text:style-name="P2">Магическая. Жили так все люди когда-то. Маленькие дети. Фиолетовый. Коллективный уровень.</text:p>
      <text:p text:style-name="P2"/>
      <text:p text:style-name="P2">3 парадигма</text:p>
      <text:p text:style-name="P2">Красный. Победа, герой. Мир джунглей. Мир – это борьба, нужно взять свое, мы этого достойны. Завоеватели. Варварские королевства, конкистадоры, авантюристы. Дети тоже через это проходят. <text:span text:style-name="T1">Многие люди на этом уровне являются жертвами, которые не обладают достаточно чем-то, но хотят победить.</text:span></text:p>
      <text:p text:style-name="P2"/>
      <text:p text:style-name="P3">4 парадигма</text:p>
      <text:p text:style-name="P3">Появление смысла, пути, вины, награды. Чем правильнее, тем лучше. Люди верят в свободу, порядок, справедливость. Синий. Так живут верующие. Самая распространенная парадигма.</text:p>
      <text:p text:style-name="P3"/>
      <text:p text:style-name="P3">5 парадигма</text:p>
      <text:p text:style-name="P3">В старших классах обычно вышли. Мир – машина с правилами. Если узнатьт правила достаточно хорошо и пользоваться ими, то можно выигрывать. Оранжевая. Цели – статус, успех. Либеральный капитализм – оранжевый. Исторически недавно возникло – эпоха просвещения, протестантство. Предприниматели.</text:p>
      <text:p text:style-name="P3"/>
      <text:p text:style-name="P3">6 парадигма</text:p>
      <text:p text:style-name="P3">Зеленый уровень. Далеко не все сюда приходят. Сторически возник вместе с революцией 68 в Париже, с контркультурой 60-х в Америке. Гармония, любовь, мир. Самые зеленые страны – северная Европа. Все медленно происходит.</text:p>
      <text:p text:style-name="P3"/>
      <text:p text:style-name="P3">7 парадигма</text:p>
      <text:p text:style-name="P4"><text:soft-page-break/>Желтый. Знание, компетентность, гибкость, умение быть на своем месте, постоянное изменение. Деньги не являются приоритетом, потому что они уже есть. Таких мало. Возникла не раньше, чем возник интернет.</text:p>
      <text:p text:style-name="P2"/>
      <text:p text:style-name="P2"/>
      <text:p text:style-name="P4">8 парадигма</text:p>
      <text:p text:style-name="P4">Бирюзовый. Буддийские монахи, просветленные. Таких почти нет – совершенно не массовое явление.</text:p>
      <text:p text:style-name="P2"/>
      <text:p text:style-name="P2"/>
      <text:p text:style-name="P4">Переход между коллективизмом-самопожертвованием и индивидуализмом-самовыражением</text:p>
      <text:p text:style-name="P4"/>
      <text:p text:style-name="P5">Жизненный цикл корпораций. <text:span text:style-name="T2">На каждой фазе развития любой организации есть доминирующий цвет.</text:span></text:p>
      <text:p text:style-name="P5"><text:span text:style-name="T2">Фиолетовые организации – общины, основанные на большой преданности идее и друг другу</text:span></text:p>
      <text:p text:style-name="P5"><text:span text:style-name="T2">Красные – лидерские организации. На вершине есть суровый строгий авторитетный авторитарный лидер. Стартапы. Что источник – воля лидера. Структура радиальная на основе близоси лидеру. Простота, оперативность.</text:span></text:p>
      <text:p text:style-name="P5"><text:span text:style-name="T2">Синие организации. </text:span><text:span text:style-name="T3">Управляется правилами, кодексами, инструкциями, дисциплинарным кодексом. Религиозная община, госаппарат, старая компания. Источник энергетики – преданность высшей цели. Структура – пирамида. Стабильность. Изоляция людей друг от друга и внешнего мира.</text:span></text:p>
      <text:p text:style-name="P6"><text:span text:style-name="T2">Оранжевая компания – ориентированность на результат. У кого заслуги, у того больше власти. Источник энергии – стремление к успеху. Культура может быть очень сложной. Как правило большой иерархии нет. Высокая эффективность.</text:span></text:p>
      <text:p text:style-name="P6"><text:span text:style-name="T2">Зеленое сообщество. Со стороны структура аморфная. Команды социальных проектов, творческие коллективы. Википедия. Linux. Free open-source software. Источник зеленой энергетики - ??? Преимущества – гармония, консенсус, справедливость. Недостатки – низкая продуктивность, высокая стоимость принятия решений. </text:span><text:span text:style-name="T4">Ограничен размер. Если большая, то делится, потому что время принятия решений растет быстрее, чем линейно от количества членов. У зеленого правила внутри. Зеленые глубоко чувствуют друг друга.</text:span></text:p>
      <text:p text:style-name="P7"><text:span text:style-name="T2">Желтые организации. Все проекты пересекаются – клубок проектов.</text:span></text:p>
      <text:p text:style-name="P7"><text:span text:style-name="T2"/></text:p>
      <text:p text:style-name="P7">Эпистемический статус дальнейшего – слабее, чем у предыдущего</text:p>
      <text:p text:style-name="P8"/>
      <text:p text:style-name="P8">управление: людьми, структурами, проектами, отношениями, ???</text:p>
      <text:p text:style-name="P8"/>
      <text:p text:style-name="P8">наблюдаем, что у зеленых организаций низкая продуктивность</text:p>
      <text:p text:style-name="P9">каждая следующая парадигма не отменяет предыдущую, а включает</text:p>
      <text:p text:style-name="P9"/>
      <text:p text:style-name="P9">давайте усилять взаимное доверие и уважение, взаимопонимание и терпимость, открытость, давайте включать право на ошибку, давайте брать заботу</text:p>
      <text:p text:style-name="P9">давайте усилять умение “взять и сделать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7:12:42.311152771</meta:creation-date>
    <dc:date>2020-09-04T18:36:36.857940637</dc:date>
    <meta:editing-duration>PT8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2" meta:word-count="525" meta:character-count="4238" meta:non-whitespace-character-count="3733"/>
  </office:meta>
</office:document-meta>
</file>